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56.79pt" svg:y="57.23pt">
            <loext:p draw:notify-on-update-of-ranges="Sheet1.A1:Sheet1.A1 Sheet1.A2:Sheet1.A11 Sheet1.A1:Sheet1.A1 Sheet1.B2:Sheet1.B11 Sheet1.A18:Sheet1.A18 Sheet1.B19:Sheet1.B28 Sheet1.A19:Sheet1.A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Attempt 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 table:number-rows-repeated="6">
          <table:table-cell table:style-name="Default" table:number-columns-repeated="2"/>
        </table:table-row>
        <table:table-row table:style-name="ro1">
          <table:table-cell office:value-type="string" calcext:value-type="string">
            <text:p>Attempt 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69" calcext:value-type="float">
            <text:p>3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0:46:37.291957585</meta:creation-date>
    <dc:date>2017-04-26T00:55:34.004231282</dc:date>
    <meta:editing-duration>PT8M56S</meta:editing-duration>
    <meta:editing-cycles>2</meta:editing-cycles>
    <meta:generator>LibreOffice/5.1.6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:Sheet1.A11 Sheet1.B2:Sheet1.B11 Sheet1.A18:Sheet1.A18 Sheet1.B19:Sheet1.B28" chart:data-source-has-labels="row" svg:x="1.379cm" svg:y="0.18cm" svg:width="14.3cm" svg:height="7.615cm">
          <chartooo:coordinate-region svg:x="1.815cm" svg:y="0.379cm" svg:width="13.77cm" svg:height="6.769cm"/>
          <chart:axis chart:dimension="x" chart:name="primary-x" chart:style-name="ch3">
            <chart:title svg:x="5.925cm" svg:y="7.976cm" chart:style-name="ch4">
              <text:p>95-percentile Signal Delay (ms)</text:p>
            </chart:title>
            <chart:grid chart:style-name="ch5" chart:class="major"/>
          </chart:axis>
          <chart:axis chart:dimension="y" chart:name="primary-y" chart:style-name="ch6">
            <chart:title svg:x="0.451cm" svg:y="5.626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2:Sheet1.B11" chart:label-cell-address="Sheet1.A1:Sheet1.A1" chart:class="chart:scatter">
            <chart:domain table:cell-range-address="Sheet1.A2:Sheet1.A11"/>
            <chart:data-point chart:repeated="10"/>
          </chart:series>
          <chart:series chart:style-name="ch9" chart:values-cell-range-address="Sheet1.B19:Sheet1.B28" chart:label-cell-address="Sheet1.A18:Sheet1.A18" chart:class="chart:scatter">
            <chart:domain table:cell-range-address="Sheet1.A19:Sheet1.A2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tempt 1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ttempt 2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7">
                <text:p>1027</text:p>
                <draw:g>
                  <svg:desc>Sheet1.A2:Sheet1.A11</svg:desc>
                </draw:g>
              </table:table-cell>
              <table:table-cell office:value-type="float" office:value="0.01">
                <text:p>0.01</text:p>
                <draw:g>
                  <svg:desc>Sheet1.B2:Sheet1.B11</svg:desc>
                </draw:g>
              </table:table-cell>
              <table:table-cell office:value-type="float" office:value="500">
                <text:p>500</text:p>
                <draw:g>
                  <svg:desc>Sheet1.A19:Sheet1.A28</svg:desc>
                </draw:g>
              </table:table-cell>
              <table:table-cell office:value-type="float" office:value="0.01">
                <text:p>0.01</text:p>
                <draw:g>
                  <svg:desc>Sheet1.B19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300">
                <text:p>3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2.85">
                <text:p>2.85</text:p>
              </table:table-cell>
              <table:table-cell office:value-type="float" office:value="199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213">
                <text:p>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